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0.5938in" fo:margin-left="-0.0813in" fo:margin-top="0in" fo:margin-bottom="0in" table:align="left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5.3757in"/>
    </style:style>
    <style:style style:name="Table1.C" style:family="table-column">
      <style:table-column-properties style:column-width="3.9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 fo:text-align="start" style:justify-single-word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5" style:family="paragraph" style:parent-style-name="Heading_20_1">
      <style:paragraph-properties fo:margin-top="0.3335in" fo:margin-bottom="0.0835in" loext:contextual-spacing="false"/>
    </style:style>
    <style:style style:name="P6" style:family="paragraph" style:parent-style-name="Title" style:master-page-name="Standard">
      <style:paragraph-properties fo:margin-top="0.3335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rcar0v72vte9"/>Codebook UCH-FCFM-GRADES 2010-2014</text:p>
      <text:p text:style-name="P1">The dataset has been anonymized and provided for research purposes by professor Sergio Celis &lt;<text:a xlink:type="simple" xlink:href="mailto:scelis@ing.uchile.cl" text:style-name="Internet_20_link" text:visited-style-name="Visited_20_Internet_20_Link"><text:span text:style-name="T1">scelis@ing.uchile.cl</text:span></text:a>&gt; to Carlos Castillo &lt;<text:a xlink:type="simple" xlink:href="mailto:carlos.castillo@upf.edu" text:style-name="Internet_20_link" text:visited-style-name="Visited_20_Internet_20_Link"><text:span text:style-name="T1">carlos.castillo@upf.edu</text:span></text:a>&gt; for studies of bias and algorithmic fairness. This dataset is private and must not be redistributed.</text:p>
      <text:p text:style-name="P5"><text:bookmark text:name="_efojvdwdffvb"/><text:span text:style-name="T2">Description</text:span></text:p>
      <text:p text:style-name="P1">For each student, we have PSU scores. The PSU is Chilean's equivalent to the <text:a xlink:type="simple" xlink:href="https://en.wikipedia.org/wiki/SAT" text:style-name="Internet_20_link" text:visited-style-name="Visited_20_Internet_20_Link"><text:span text:style-name="T1">SAT</text:span></text:a> in the US. Each PSU has around 80 questions and lasts 2 hours 30 minutes. Scores go from 150 to 850 points. Students are admitted to a school in a university (in this case, the School of Engineering) according to a weighted average score including PSUs and high school grades. Each school can chose their own weights.</text:p>
      <text:p text:style-name="P1">Another important element are the number of credits ("UDs") taken and passed in each semester by a sample of students in the school of engineering of the University of Chile from 2010 to 2014. </text:p>
      <text:p text:style-name="P5"><text:bookmark text:name="_a2i8scvsbau8"/>Codebook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Column name</text:span></text:p>
          </table:table-cell>
          <table:table-cell table:style-name="Table1.A1" office:value-type="string">
            <text:p text:style-name="P3"><text:span text:style-name="T2">Description</text:span></text:p>
          </table:table-cell>
          <table:table-cell table:style-name="Table1.A1" office:value-type="string">
            <text:p text:style-name="P3"><text:span text:style-name="T2">Notes</text:span></text:p>
          </table:table-cell>
        </table:table-row>
        <table:table-row table:style-name="Table1.1">
          <table:table-cell table:style-name="Table1.A1" office:value-type="string">
            <text:p text:style-name="P2">alt_id</text:p>
          </table:table-cell>
          <table:table-cell table:style-name="Table1.A1" office:value-type="string">
            <text:p text:style-name="P2">Student identifier: an anonymous identifier of a student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m </text:p>
          </table:table-cell>
          <table:table-cell table:style-name="Table1.A1" office:value-type="string">
            <text:p text:style-name="P2">The semester number in the school</text:p>
          </table:table-cell>
          <table:table-cell table:style-name="Table1.A1" office:value-type="string">
            <text:p text:style-name="P3">The career lasts 5 years (10 semesters).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ano_in</text:p>
          </table:table-cell>
          <table:table-cell table:style-name="Table1.A1" office:value-type="string">
            <text:p text:style-name="P3"><text:span text:style-name="T3">Año de ingreso</text:span> - The first year in which the student attended the university.</text:p>
          </table:table-cell>
          <table:table-cell table:style-name="Table1.A1" office:value-type="string">
            <text:p text:style-name="P3">In Chile the selection tests for the university are taken in December and the academic year starts on March.</text:p>
          </table:table-cell>
        </table:table-row>
        <table:table-row table:style-name="Table1.1">
          <table:table-cell table:style-name="Table1.A1" office:value-type="string">
            <text:p text:style-name="P4">Nem</text:p>
          </table:table-cell>
          <table:table-cell table:style-name="Table1.A1" office:value-type="string">
            <text:p text:style-name="P3"><text:span text:style-name="T3">Notas de enseñanza media</text:span> - The average grade in high school of the student</text:p>
          </table:table-cell>
          <table:table-cell table:style-name="Table1.A1" office:value-type="string">
            <text:p text:style-name="P3">This is a kind of <text:a xlink:type="simple" xlink:href="https://en.wikipedia.org/wiki/Grading_in_education" text:style-name="Internet_20_link" text:visited-style-name="Visited_20_Internet_20_Link"><text:span text:style-name="T1">Grade Point Average</text:span></text:a> (GPA). It goes from 1.0 to 7.0 in Chile.</text:p>
          </table:table-cell>
        </table:table-row>
        <table:table-row table:style-name="Table1.1">
          <table:table-cell table:style-name="Table1.A1" office:value-type="string">
            <text:p text:style-name="P4">psu_mat</text:p>
          </table:table-cell>
          <table:table-cell table:style-name="Table1.A1" office:value-type="string">
            <text:p text:style-name="P3"><text:span text:style-name="T3">Prueba de Selección Universitaria, Matemáticas </text:span>- Score in the math test.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>psu_len</text:p>
          </table:table-cell>
          <table:table-cell table:style-name="Table1.A1" office:value-type="string">
            <text:p text:style-name="P4"><text:span text:style-name="T3">Prueba de Selección Universitaria, Lenguaje </text:span>- Score in the Spanish language test.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psu_cie</text:p>
          </table:table-cell>
          <table:table-cell table:style-name="Table1.A1" office:value-type="string">
            <text:p text:style-name="P4"><text:span text:style-name="T3">Prueba de Selección Universitaria, Ciencias </text:span>- Score in a general sciences test.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psu_esp_mat</text:p>
          </table:table-cell>
          <table:table-cell table:style-name="Table1.A1" office:value-type="string">
            <text:p text:style-name="P4"><text:span text:style-name="T3">Prueba de Selección Universitaria, Especial de Matemáticas </text:span>- Score in an additional math test which is harder than the general math test.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pu_esp_fis</text:p>
          </table:table-cell>
          <table:table-cell table:style-name="Table1.A1" office:value-type="string">
            <text:p text:style-name="P4"><text:span text:style-name="T3">Prueba de Selección Universitaria, Especial de Física </text:span>- Score in a physics test.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psu_pond</text:p>
          </table:table-cell>
          <table:table-cell table:style-name="Table1.A1" office:value-type="string">
            <text:p text:style-name="P3"><text:span text:style-name="T3">PSU Ponderado</text:span> - weighted average of PSU score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4">rank_in</text:span></text:p>
          </table:table-cell>
          <table:table-cell table:style-name="Table1.A1" office:value-type="string">
            <text:p text:style-name="P3"><text:span text:style-name="T4">???</text:span></text:p>
          </table:table-cell>
          <table:table-cell table:style-name="Table1.A1" office:value-type="string">
            <text:p text:style-name="P3"><text:span text:style-name="T4">???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4">rank_em</text:span></text:p>
          </table:table-cell>
          <table:table-cell table:style-name="Table1.A1" office:value-type="string">
            <text:p text:style-name="P3"><text:span text:style-name="T4">???</text:span></text:p>
          </table:table-cell>
          <table:table-cell table:style-name="Table1.A1" office:value-type="string">
            <text:p text:style-name="P3"><text:span text:style-name="T4">???</text:span></text:p>
          </table:table-cell>
        </table:table-row>
        <table:table-row table:style-name="Table1.1">
          <table:table-cell table:style-name="Table1.A1" office:value-type="string">
            <text:p text:style-name="P4">tip_ing</text:p>
          </table:table-cell>
          <table:table-cell table:style-name="Table1.A1" office:value-type="string">
            <text:p text:style-name="P3"><text:span text:style-name="T3">Tipo de ingreso </text:span>- Mechanism for entering university. The most common one is "PAA o PSU" meaning the normal way, this is the main part for the anlaysis, together with the "Equidad de Género" programme. </text:p>
          </table:table-cell>
          <table:table-cell table:style-name="Table1.A1" office:value-type="string">
            <text:p text:style-name="P3">The <text:span text:style-name="T3">"Equidad de Género</text:span>" programme is a positive action program that works as follows: if the university has K slot; the candidates are sorted by psu_pond and then the first K-50 candidates in the list are admitted. Then, the next 50 women in the list are admitted.</text:p>
          </table:table-cell>
        </table:table-row>
        <table:table-row table:style-name="Table1.1">
          <table:table-cell table:style-name="Table1.A1" office:value-type="string">
            <text:p text:style-name="P4">uds_i_</text:p>
          </table:table-cell>
          <table:table-cell table:style-name="Table1.A1" office:value-type="string">
            <text:p text:style-name="P3"><text:span text:style-name="T3">Unidades Docentes (UDs) Inscritas</text:span> - The number of credits the student took</text:p>
          </table:table-cell>
          <table:table-cell table:style-name="Table1.A1" office:value-type="string">
            <text:p text:style-name="P3">Normal is 50 credits, which means about 5 subjects.</text:p>
          </table:table-cell>
        </table:table-row>
        <table:table-row table:style-name="Table1.1">
          <table:table-cell table:style-name="Table1.A1" office:value-type="string">
            <text:p text:style-name="P4">uds_r_</text:p>
          </table:table-cell>
          <table:table-cell table:style-name="Table1.A1" office:value-type="string">
            <text:p text:style-name="P3"><text:span text:style-name="T3">UDs Reprobadas</text:span> - The number of credits the student failed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uds_e_</text:p>
          </table:table-cell>
          <table:table-cell table:style-name="Table1.A1" office:value-type="string">
            <text:p text:style-name="P3"><text:span text:style-name="T3">UDs Eliminadas</text:span> - The number of credits the student dropped (students can drop a subject if they think they are very likely to fail it). In general you can drop a subject once and fail it once.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notas_</text:p>
          </table:table-cell>
          <table:table-cell table:style-name="Table1.A1" office:value-type="string">
            <text:p text:style-name="P3">The average grade obtained by the student in the subjects.</text:p>
          </table:table-cell>
          <table:table-cell table:style-name="Table1.A1" office:value-type="string">
            <text:p text:style-name="P3">From 1.0 to 7.0.</text:p>
          </table:table-cell>
        </table:table-row>
        <text:soft-page-break/>
        <table:table-row table:style-name="Table1.1">
          <table:table-cell table:style-name="Table1.A1" office:value-type="string">
            <text:p text:style-name="P3">inactivo</text:p>
          </table:table-cell>
          <table:table-cell table:style-name="Table1.A1" office:value-type="string">
            <text:p text:style-name="P3">Is the student inactive? A 1 mean the student is inactive, meaning s/he took no subjects.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at_ud</text:p>
          </table:table-cell>
          <table:table-cell table:style-name="Table1.A1" office:value-type="string">
            <text:p text:style-name="P3"><text:span text:style-name="T3">Ratio of UDs</text:span> - The fraction of UDs the student failed. 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hombre</text:p>
          </table:table-cell>
          <table:table-cell table:style-name="Table1.A1" office:value-type="string">
            <text:p text:style-name="P3">1 if man, 0 if woman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uni</text:p>
          </table:table-cell>
          <table:table-cell table:style-name="Table1.A1" office:value-type="string">
            <text:p text:style-name="P3">1 if the student comes from a municipalized (public) school, 0 otherwise</text:p>
          </table:table-cell>
          <table:table-cell table:style-name="Table1.A1" office:value-type="string">
            <text:p text:style-name="P3">Public schools are municipal, depend on their municipality, and tend to have much less resources than other types of school</text:p>
          </table:table-cell>
        </table:table-row>
        <table:table-row table:style-name="Table1.1">
          <table:table-cell table:style-name="Table1.A1" office:value-type="string">
            <text:p text:style-name="P3">sub</text:p>
          </table:table-cell>
          <table:table-cell table:style-name="Table1.A1" office:value-type="string">
            <text:p text:style-name="P3">1 if the student comes from a subsidized (semi-private) school, 0 otherwise</text:p>
          </table:table-cell>
          <table:table-cell table:style-name="Table1.A1" office:value-type="string">
            <text:p text:style-name="P3">Subsidized schools are private but supported by a <text:a xlink:type="simple" xlink:href="https://en.wikipedia.org/wiki/School_voucher" text:style-name="Internet_20_link" text:visited-style-name="Visited_20_Internet_20_Link"><text:span text:style-name="T1">voucher system</text:span></text:a> </text:p>
          </table:table-cell>
        </table:table-row>
        <table:table-row table:style-name="Table1.1">
          <table:table-cell table:style-name="Table1.A1" office:value-type="string">
            <text:p text:style-name="P3">part</text:p>
          </table:table-cell>
          <table:table-cell table:style-name="Table1.A1" office:value-type="string">
            <text:p text:style-name="P4">1 if the student comes from a private school, 0 otherwise</text:p>
          </table:table-cell>
          <table:table-cell table:style-name="Table1.A1" office:value-type="string">
            <text:p text:style-name="P3">Private school</text:p>
          </table:table-cell>
        </table:table-row>
        <text:soft-page-break/>
        <table:table-row table:style-name="Table1.1">
          <table:table-cell table:style-name="Table1.A1" office:value-type="string">
            <text:p text:style-name="P3">rm</text:p>
          </table:table-cell>
          <table:table-cell table:style-name="Table1.A1" office:value-type="string">
            <text:p text:style-name="P3">1 if the student comes from Santiago, 0 otherwise</text:p>
          </table:table-cell>
          <table:table-cell table:style-name="Table1.A1" office:value-type="string">
            <text:p text:style-name="P3">Students not coming from Santiago live 2 or more hours away by bus from the school, which means most likely they are no longer living with their parents.</text:p>
          </table:table-cell>
        </table:table-row>
        <table:table-row table:style-name="Table1.1">
          <table:table-cell table:style-name="Table1.A1" office:value-type="string">
            <text:p text:style-name="P3">sipee</text:p>
          </table:table-cell>
          <table:table-cell table:style-name="Table1.A1" office:value-type="string">
            <text:p text:style-name="P3">1 if the student is applying through the <text:span text:style-name="T3">Sistema de Ingreso Prioritario de Equidad Educativa</text:span> which is a positive action program that allows students from poor municipalized schools to enter university even if their PSU scores aren't that good, 0 otherwis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4">bea</text:span></text:p>
          </table:table-cell>
          <table:table-cell table:style-name="Table1.A1" office:value-type="string">
            <text:p text:style-name="P3"><text:span text:style-name="T4">???</text:span></text:p>
          </table:table-cell>
          <table:table-cell table:style-name="Table1.A1" office:value-type="string">
            <text:p text:style-name="P3"><text:span text:style-name="T4">???</text:span></text:p>
          </table:table-cell>
        </table:table-row>
        <table:table-row table:style-name="Table1.1">
          <table:table-cell table:style-name="Table1.A1" office:value-type="string">
            <text:p text:style-name="P3">deporte</text:p>
          </table:table-cell>
          <table:table-cell table:style-name="Table1.A1" office:value-type="string">
            <text:p text:style-name="P3">1 if the student entered through a program for sports, 0 otherwis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genero</text:p>
          </table:table-cell>
          <table:table-cell table:style-name="Table1.A1" office:value-type="string">
            <text:p text:style-name="P3">1 if the student entered through the "Equidad de Género" programme, 0 otherwise</text:p>
          </table:table-cell>
          <table:table-cell table:style-name="Table1.A1" office:value-type="string">
            <text:p text:style-name="P3"/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none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in" fo:margin-bottom="0.139in" loext:contextual-spacing="true" fo:line-height="115%" fo:text-align="justify" style:justify-single-word="false"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uto" fo:orphans="0" fo:widows="0" fo:keep-with-next="auto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uto" fo:orphans="0" fo:widows="0" fo:keep-with-next="auto"/>
      <style:text-properties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uto" fo:orphans="0" fo:widows="0" fo:keep-with-next="auto"/>
      <style:text-properties fo:font-size="12pt" fo:font-style="italic" style:font-size-asian="12pt" style:font-style-asian="italic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uto" fo:orphans="0" fo:widows="0" fo:keep-with-next="auto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in" loext:contextual-spacing="false" fo:line-height="100%" fo:text-align="start" style:justify-single-word="false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loext:contextual-spacing="false" fo:line-height="100%"/>
      <style:text-properties fo:color="#666666" style:font-name="Georgia" fo:font-family="Georgia" style:font-family-generic="roman" style:font-pitch="variable" fo:font-size="18pt" fo:font-style="italic" style:font-name-asian="Georgia1" style:font-family-asian="Georgia" style:font-family-generic-asian="system" style:font-pitch-asian="variable" style:font-size-asian="18pt" style:font-style-asian="italic" style:font-name-complex="Georgia1" style:font-family-complex="Georgia" style:font-family-generic-complex="system" style:font-pitch-complex="variable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2in" fo:margin-bottom="0.2in" fo:margin-left="0.2in" fo:margin-right="0.2in" fo:background-color="#ffffff" style:writing-mode="lr-tb" style:layout-grid-color="#c0c0c0" style:layout-grid-lines="2057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78" meta:word-count="714" meta:character-count="4165" meta:non-whitespace-character-count="3524"/>
    <meta:generator>LibreOfficeDev/5.1.0.3$Linux_X86_64 LibreOffice_project/</meta:generator>
  </office:meta>
</office:document-meta>
</file>